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AC000069D500003CE96765F51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808080" draw:marker-start-width="0.45cm" draw:marker-end-width="0.45cm" draw:fill="solid" draw:fill-color="#ffdd0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08080" draw:marker-start-width="0.45cm" draw:marker-end-width="0.45cm" draw:fill-color="#ff950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808080" draw:marker-start-width="0.45cm" draw:marker-end-width="0.45cm" draw:fill="solid" draw:fill-color="#ff950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808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808080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808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46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style-name="Standard" style:font-family-generic="swiss" style:font-pitch="variable" fo:font-size="80pt" fo:font-weight="normal" style:font-size-asian="96pt" style:font-size-complex="96pt"/>
    </style:style>
    <style:style style:name="P3" style:family="paragraph">
      <style:text-properties fo:font-family="'Liberation Sans'" style:font-style-name="Standard" style:font-family-generic="swiss" style:font-pitch="variable" fo:font-size="66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44pt" style:font-size-asian="18pt" style:font-size-complex="18pt"/>
    </style:style>
    <style:style style:name="P6" style:family="paragraph">
      <style:text-properties fo:font-size="44pt" style:font-size-asian="18pt" style:font-size-complex="18pt"/>
    </style:style>
    <style:style style:name="T1" style:family="text">
      <style:text-properties fo:font-family="'Liberation Sans'" style:font-style-name="Standard" style:font-family-generic="swiss" style:font-pitch="variable" fo:font-size="80pt" fo:font-weight="normal" style:font-size-asian="96pt" style:font-size-complex="96pt"/>
    </style:style>
    <style:style style:name="T2" style:family="text">
      <style:text-properties fo:font-family="'Liberation Sans'" style:font-style-name="Standard" style:font-family-generic="swiss" style:font-pitch="variable" fo:font-size="66pt" style:font-family-asian="'DejaVu Sans Mono'" style:font-style-name-asian="Book" style:font-family-generic-asian="swiss" style:font-pitch-asian="fixed" style:font-size-asian="18pt" style:font-family-complex="'DejaVu Sans Mono'" style:font-style-name-complex="Book" style:font-family-generic-complex="swiss" style:font-pitch-complex="fixed" style:font-size-complex="18pt"/>
    </style:style>
    <style:style style:name="T3" style:family="text">
      <style:text-properties fo:font-family="'Liberation Sans'" style:font-style-name="Standard" style:font-family-generic="swiss" style:font-pitch="variable" fo:font-size="66pt" style:font-size-asian="18pt" style:font-size-complex="18pt"/>
    </style:style>
    <style:style style:name="T4" style:family="text">
      <style:text-properties fo:font-size="4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9.68cm" svg:height="28.592cm" svg:x="4.5cm" svg:y="8.6cm">
          <draw:image xlink:href="Pictures/200000AC000069D500003CE96765F51F.svm" xlink:type="simple" xlink:show="embed" xlink:actuate="onLoad">
            <text:p/>
          </draw:image>
        </draw:frame>
        <draw:frame draw:style-name="gr2" draw:text-style-name="P2" draw:layer="layout" svg:width="44.152cm" svg:height="3.405cm" svg:x="5.338cm" svg:y="47.168cm">
          <draw:text-box>
            <text:p><text:span text:style-name="T1">Building web applications with C++</text:span></text:p>
          </draw:text-box>
        </draw:frame>
        <draw:frame draw:style-name="gr2" draw:text-style-name="P3" draw:layer="layout" svg:width="6.856cm" svg:height="2.855cm" svg:x="5.338cm" svg:y="52.8cm">
          <draw:text-box>
            <text:p><text:span text:style-name="T2">➮ </text:span><text:span text:style-name="T3">fast</text:span></text:p>
          </draw:text-box>
        </draw:frame>
        <draw:rect draw:style-name="gr3" draw:text-style-name="P5" draw:id="id1" draw:layer="layout" svg:width="17.104cm" svg:height="5.346cm" svg:x="4.5cm" svg:y="95.4cm">
          <text:p text:style-name="P4"><text:span text:style-name="T4">Ecpp-pages</text:span></text:p>
        </draw:rect>
        <draw:rect draw:style-name="gr4" draw:text-style-name="P5" draw:id="id2" draw:layer="layout" svg:width="12.829cm" svg:height="5.345cm" svg:x="6.637cm" svg:y="105.551cm">
          <text:p text:style-name="P4"><text:span text:style-name="T4">*.cpp</text:span></text:p>
        </draw:rect>
        <draw:rect draw:style-name="gr3" draw:text-style-name="P5" draw:id="id5" draw:layer="layout" svg:width="12.828cm" svg:height="5.346cm" svg:x="22.672cm" svg:y="95.4cm">
          <text:p text:style-name="P4"><text:span text:style-name="T4">C++-classes</text:span></text:p>
        </draw:rect>
        <draw:rect draw:style-name="gr4" draw:text-style-name="P5" draw:id="id3" draw:layer="layout" svg:width="12.828cm" svg:height="5.345cm" svg:x="18.396cm" svg:y="115.772cm">
          <text:p text:style-name="P4"><text:span text:style-name="T4">*.o</text:span></text:p>
        </draw:rect>
        <draw:rect draw:style-name="gr4" draw:text-style-name="P5" draw:id="id4" draw:layer="layout" svg:width="12.829cm" svg:height="5.346cm" svg:x="28.017cm" svg:y="125.054cm">
          <text:p text:style-name="P4"><text:span text:style-name="T4">*.so</text:span></text:p>
        </draw:rect>
        <draw:rect draw:style-name="gr5" draw:text-style-name="P5" draw:id="id6" draw:layer="layout" svg:width="11.758cm" svg:height="5.346cm" svg:x="36.57cm" svg:y="95.4cm">
          <text:p text:style-name="P4"><text:span text:style-name="T4">libraries</text:span></text:p>
        </draw:rect>
        <draw:connector draw:style-name="gr6" draw:text-style-name="P5" draw:layer="layout" draw:type="line" svg:x1="13.052cm" svg:y1="100.746cm" svg:x2="13.051cm" svg:y2="105.551cm" draw:start-shape="id1" draw:start-glue-point="2" draw:end-shape="id2" draw:end-glue-point="0" svg:d="m13052 100746-1 4805">
          <text:p text:style-name="P4"><text:span text:style-name="T4">eppc</text:span></text:p>
        </draw:connector>
        <draw:connector draw:style-name="gr7" draw:text-style-name="P5" draw:layer="layout" draw:type="line" svg:x1="13.051cm" svg:y1="110.896cm" svg:x2="24.81cm" svg:y2="115.772cm" draw:start-shape="id2" draw:start-glue-point="2" svg:d="m13051 110896 11759 4876">
          <text:p text:style-name="P4"><text:span text:style-name="T4">compile</text:span></text:p>
        </draw:connector>
        <draw:connector draw:style-name="gr8" draw:text-style-name="P6" draw:layer="layout" draw:type="line" svg:x1="24.81cm" svg:y1="121.117cm" svg:x2="34.431cm" svg:y2="125.054cm" draw:start-shape="id3" draw:start-glue-point="2" draw:end-shape="id4" draw:end-glue-point="0" svg:d="m24810 121117 9621 3937">
          <text:p/>
        </draw:connector>
        <draw:connector draw:style-name="gr6" draw:text-style-name="P5" draw:layer="layout" draw:type="line" svg:x1="29.086cm" svg:y1="100.746cm" svg:x2="24.81cm" svg:y2="115.772cm" draw:start-shape="id5" draw:start-glue-point="2" draw:end-shape="id3" draw:end-glue-point="0" svg:d="m29086 100746-4276 15026">
          <text:p text:style-name="P4"><text:span text:style-name="T4">compile</text:span></text:p>
        </draw:connector>
        <draw:connector draw:style-name="gr6" draw:text-style-name="P5" draw:layer="layout" draw:type="line" svg:x1="42.449cm" svg:y1="100.746cm" svg:x2="34.431cm" svg:y2="125.054cm" draw:start-shape="id6" draw:start-glue-point="2" draw:end-shape="id4" draw:end-glue-point="0" svg:d="m42449 100746-8018 24308">
          <text:p text:style-name="P4"><text:span text:style-name="T4">link</text:span></text:p>
        </draw:connector>
        <draw:rect draw:style-name="gr3" draw:text-style-name="P5" draw:layer="layout" svg:width="8.5cm" svg:height="5.5cm" svg:x="47cm" svg:y="111cm">
          <text:p text:style-name="P4"><text:span text:style-name="T4">Makefile</text:span></text:p>
        </draw:rect>
        <draw:frame draw:style-name="gr9" draw:text-style-name="P3" draw:layer="layout" svg:width="11.64cm" svg:height="3.065cm" svg:x="5.338cm" svg:y="56.729cm">
          <draw:text-box>
            <text:p><text:span text:style-name="T2">➮ </text:span><text:span text:style-name="T3">scalable</text:span></text:p>
          </draw:text-box>
        </draw:frame>
        <draw:frame draw:style-name="gr10" draw:text-style-name="P3" draw:layer="layout" svg:width="10.086cm" svg:height="3.696cm" svg:x="5.338cm" svg:y="60.657cm">
          <draw:text-box>
            <text:p><text:span text:style-name="T2">➮ </text:span><text:span text:style-name="T3">secure</text:span></text:p>
          </draw:text-box>
        </draw:frame>
        <draw:frame draw:style-name="gr2" draw:text-style-name="P3" draw:layer="layout" svg:width="15.272cm" svg:height="2.855cm" svg:x="5.338cm" svg:y="64.586cm">
          <draw:text-box>
            <text:p><text:span text:style-name="T2">➮ </text:span><text:span text:style-name="T2">full featured</text:span></text:p>
          </draw:text-box>
        </draw:frame>
        <draw:frame draw:style-name="gr2" draw:text-style-name="P3" draw:layer="layout" svg:width="25.224cm" svg:height="2.855cm" svg:x="5.338cm" svg:y="68.514cm">
          <draw:text-box>
            <text:p><text:span text:style-name="T2">➮ </text:span><text:span text:style-name="T2">session management</text:span></text:p>
          </draw:text-box>
        </draw:frame>
        <draw:frame draw:style-name="gr2" draw:text-style-name="P3" draw:layer="layout" svg:width="39.719cm" svg:height="2.855cm" svg:x="5.338cm" svg:y="72.443cm">
          <draw:text-box>
            <text:p><text:span text:style-name="T2">➮ </text:span><text:span text:style-name="T2">file upload, compression, cookies…</text:span></text:p>
          </draw:text-box>
        </draw:frame>
        <draw:frame draw:style-name="gr2" draw:text-style-name="P3" draw:layer="layout" svg:width="12.935cm" svg:height="2.855cm" svg:x="5.338cm" svg:y="76.371cm">
          <draw:text-box>
            <text:p><text:span text:style-name="T2">➮ </text:span><text:span text:style-name="T2">ajax, json</text:span></text:p>
          </draw:text-box>
        </draw:frame>
        <draw:frame draw:style-name="gr2" draw:text-style-name="P3" draw:layer="layout" svg:width="16.309cm" svg:height="2.855cm" svg:x="5.338cm" svg:y="80.3cm">
          <draw:text-box>
            <text:p><text:span text:style-name="T2">➮ </text:span><text:span text:style-name="T2">ssl, http au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elb-Orange" draw:style="linear" draw:start-color="#ffff99" draw:end-color="#ffcc99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160cm" style:print-orientation="portrait"/>
    </style:page-layout>
    <style:style style:name="Mdp1" style:family="drawing-page">
      <style:drawing-page-properties draw:background-size="border" draw:fill="gradient" draw:fill-color="#ffd320" draw:fill-gradient-name="Gelb-Orang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4T15:12:03</meta:creation-date>
    <dc:date>2010-05-16T12:03:33</dc:date>
    <meta:editing-duration>PT00H52M26S</meta:editing-duration>
    <meta:editing-cycles>9</meta:editing-cycles>
    <meta:generator>OpenOffice.org/3.1$Unix OpenOffice.org_project/310m19$Build-9420</meta:generator>
    <meta:print-date>2010-05-16T11:47:01</meta:print-date>
    <meta:document-statistic meta:object-count="22"/>
  </office:meta>
</office:document-meta>
</file>